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3pt" style:text-underline-style="none" officeooo:rsid="000edb33" officeooo:paragraph-rsid="0001f19b" style:font-size-asian="11.3500003814697pt" style:font-size-complex="13pt"/>
    </style:style>
    <style:style style:name="P2" style:family="paragraph" style:parent-style-name="Standard">
      <style:paragraph-properties fo:text-align="start" style:justify-single-word="false"/>
      <style:text-properties style:font-name="Arial" fo:font-size="13pt" style:text-underline-style="none" officeooo:rsid="0001f19b" officeooo:paragraph-rsid="0001f19b" style:font-size-asian="11.3500003814697pt" style:font-size-complex="13pt"/>
    </style:style>
    <style:style style:name="P3" style:family="paragraph" style:parent-style-name="Standard">
      <style:paragraph-properties fo:text-align="center" style:justify-single-word="false"/>
      <style:text-properties style:font-name="Arial" fo:font-size="20pt" style:text-underline-style="solid" style:text-underline-width="auto" style:text-underline-color="font-color" officeooo:rsid="000edb33" officeooo:paragraph-rsid="0001f19b" style:font-size-asian="20pt" style:font-size-complex="20pt"/>
    </style:style>
    <style:style style:name="P4" style:family="paragraph" style:parent-style-name="Standard">
      <style:paragraph-properties fo:text-align="start" style:justify-single-word="false"/>
      <style:text-properties officeooo:rsid="0001f19b" officeooo:paragraph-rsid="0001f19b"/>
    </style:style>
    <style:style style:name="P5" style:family="paragraph" style:parent-style-name="Standard">
      <style:paragraph-properties fo:text-align="start" style:justify-single-word="false"/>
      <style:text-properties officeooo:rsid="000332c1" officeooo:paragraph-rsid="000332c1"/>
    </style:style>
    <style:style style:name="P6" style:family="paragraph" style:parent-style-name="Standard">
      <style:paragraph-properties fo:text-align="start" style:justify-single-word="false"/>
      <style:text-properties style:font-name="Arial" fo:font-size="13pt" style:text-underline-style="none" officeooo:rsid="0001f19b" officeooo:paragraph-rsid="0001f19b" style:font-size-asian="11.3500003814697pt" style:font-size-complex="13pt"/>
    </style:style>
    <style:style style:name="P7" style:family="paragraph" style:parent-style-name="Standard">
      <style:paragraph-properties fo:text-align="start" style:justify-single-word="false"/>
      <style:text-properties style:font-name="Arial" fo:font-size="13pt" style:text-underline-style="none" officeooo:rsid="000332c1" officeooo:paragraph-rsid="0001f19b" style:font-size-asian="11.3500003814697pt" style:font-size-complex="13pt"/>
    </style:style>
    <style:style style:name="P8" style:family="paragraph" style:parent-style-name="Standard">
      <style:paragraph-properties fo:text-align="start" style:justify-single-word="false"/>
      <style:text-properties style:font-name="Arial" fo:font-size="13pt" style:text-underline-style="none" officeooo:rsid="000332c1" officeooo:paragraph-rsid="000332c1" style:font-size-asian="11.3500003814697pt" style:font-size-complex="13pt"/>
    </style:style>
    <style:style style:name="P9" style:family="paragraph" style:parent-style-name="Standard">
      <style:paragraph-properties fo:text-align="start" style:justify-single-word="false"/>
      <style:text-properties style:font-name="Arial" fo:font-size="13pt" style:text-underline-style="none" officeooo:rsid="0003ec3f" officeooo:paragraph-rsid="000332c1" style:font-size-asian="11.3500003814697pt" style:font-size-complex="13pt"/>
    </style:style>
    <style:style style:name="P10" style:family="paragraph" style:parent-style-name="Standard">
      <style:paragraph-properties fo:text-align="start" style:justify-single-word="false"/>
      <style:text-properties style:font-name="Arial" fo:font-size="13pt" style:text-underline-style="none" officeooo:rsid="0003ec3f" officeooo:paragraph-rsid="0003ec3f" style:font-size-asian="11.3500003814697pt" style:font-size-complex="13pt"/>
    </style:style>
    <style:style style:name="P11" style:family="paragraph" style:parent-style-name="Standard">
      <style:paragraph-properties fo:text-align="start" style:justify-single-word="false"/>
      <style:text-properties style:font-name="Arial" fo:font-size="13pt" style:text-underline-style="none" officeooo:rsid="0004a11a" officeooo:paragraph-rsid="0004a11a" style:font-size-asian="11.3500003814697pt" style:font-size-complex="13pt"/>
    </style:style>
    <style:style style:name="T1" style:family="text">
      <style:text-properties style:font-name="Arial" fo:font-size="13pt" style:text-underline-style="none" style:font-size-asian="11.3500003814697pt" style:font-size-complex="13pt"/>
    </style:style>
    <style:style style:name="T2" style:family="text">
      <style:text-properties style:font-name="Arial" fo:font-size="13pt" style:text-underline-style="none" officeooo:rsid="000332c1" style:font-size-asian="11.3500003814697pt" style:font-size-complex="13pt"/>
    </style:style>
    <style:style style:name="T3" style:family="text">
      <style:text-properties style:font-name="Arial" fo:font-size="13pt" style:text-underline-style="none" officeooo:rsid="0003ec3f" style:font-size-asian="11.3500003814697pt" style:font-size-complex="13pt"/>
    </style:style>
    <style:style style:name="T4" style:family="text">
      <style:text-properties officeooo:rsid="000591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gramación</text:p>
      <text:p text:style-name="P3"/>
      <text:p text:style-name="P1">Ejercicios tema 3:</text:p>
      <text:p text:style-name="P1"/>
      <text:p text:style-name="P2">Ejercicio 6</text:p>
      <text:p text:style-name="P2"/>
      <text:p text:style-name="P2">a) La expresión es true porque 25 es más grande que 20 y 13 es más grande que 5.</text:p>
      <text:p text:style-name="P2"/>
      <text:p text:style-name="P2">b) Toda la expresión es true porque la doble barra combina dos expresiones. La segunda es true visto que 2 * 5 + 1 &gt; 14 – 2 * 2 es igual a 11 &gt; 10, entonces la respuesta es true.</text:p>
      <text:p text:style-name="P2"/>
      <text:p text:style-name="P2">c) 4 * 8 es efectivamente menor o igual a 8. 2 * 2 es menor que 5 pero 4 no es mayor que 3 + 1 entonces la segunda expresión es false porque no todas son true, sin embargo la expresión entera es true porque una de las dos lo es que es la de la izquierda.</text:p>
      <text:p text:style-name="P2"/>
      <text:p text:style-name="P4"><text:span text:style-name="T1">d) </text:span><text:span text:style-name="T2">la primera expresión es true porque 10 es menor o igual que 2 * 5 y 3 es efectivamente menor que 4. Aquí negamos que 8 sea más grande que 7 entonces es false, y 3 por 2 es menor o igual que 4 por 2 menos 1 visto que 6 es menor o igual a 7. La segunda expresión es falsa porque una de las dos es falsa pero la expresión entera es true porque una de las dos es true.</text:span></text:p>
      <text:p text:style-name="P7"/>
      <text:p text:style-name="P7"/>
      <text:p text:style-name="P8">Ejercicio 7</text:p>
      <text:p text:style-name="P8"/>
      <text:p text:style-name="P5"><text:span text:style-name="T1">a) </text:span><text:span text:style-name="T3">Es incorrecta porque son números diferente entonces la suma no puede ser igual.</text:span></text:p>
      <text:p text:style-name="P9"/>
      <text:p text:style-name="P10">b) Es correcto porque PEDRO puede ser un nombre.</text:p>
      <text:p text:style-name="P10"/>
      <text:p text:style-name="P10">c) Es incorrecto. Si el salario es un numero determinado, no puede ser igual si le añades 1.</text:p>
      <text:p text:style-name="P10"/>
      <text:p text:style-name="P10">d) Es correcto. Si la cuenta es 45 000, puede ser una cifra de cuenta.</text:p>
      <text:p text:style-name="P10"/>
      <text:p text:style-name="P10">e) Es incorrecto. Si k es un numero, el mismo multiplicado por 4 no puede ser igual.</text:p>
      <text:p text:style-name="P10"/>
      <text:p text:style-name="P10">f) Es correcto. Si B es la mitad de 18, u otro numero, su resta es obligatoriamente igual.</text:p>
      <text:p text:style-name="P10"/>
      <text:p text:style-name="P10">g) <text:span text:style-name="T4">incorrecta porque no esta declarada la X</text:span></text:p>
      <text:p text:style-name="P10"/>
      <text:p text:style-name="P11">h) Es correcto. nota1 + nota2 puede ser una suma.</text:p>
      <text:p text:style-name="P11"/>
      <text:p text:style-name="P11"><text:soft-page-break/>i) Puede ser correcto. En este ejemplo, si P=14-5 entonces P+5 puede ser igual a 14.</text:p>
      <text:p text:style-name="P11"/>
      <text:p text:style-name="P11">j) Es correcto. K puede ser igual a Carlos.</text:p>
      <text:p text:style-name="P11"/>
      <text:p text:style-name="P11">k) Es correcto. Un nombre puede tener “ana” como valor.</text:p>
      <text:p text:style-name="P11"/>
      <text:p text:style-name="P11">l) Es correcto. Si por ejemplo Carlos es un nombre y es igual a “K”, entonces K puede ser igual a nombre.</text:p>
      <text:p text:style-name="P11"/>
      <text:p text:style-name="P11">m) Es incorrecto. Juan ya es un nombre, y si “K” es otro, no puedes haber 2 nombres.</text:p>
      <text:p text:style-name="P11"/>
      <text:p text:style-name="P11">n) Es incorrecto. Si “K” es un nombre y “B” un numero, no pueden ser iguales.</text:p>
      <text:p text:style-name="P11"/>
      <text:p text:style-name="P11">o) Lo mism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7T11:20:40.434000000</meta:creation-date>
    <dc:date>2020-10-07T16:53:32.616000000</dc:date>
    <meta:editing-duration>PT14M23S</meta:editing-duration>
    <meta:editing-cycles>2</meta:editing-cycles>
    <meta:generator>LibreOffice/6.4.4.2$Windows_X86_64 LibreOffice_project/3d775be2011f3886db32dfd395a6a6d1ca2630ff</meta:generator>
    <meta:document-statistic meta:table-count="0" meta:image-count="0" meta:object-count="0" meta:page-count="2" meta:paragraph-count="23" meta:word-count="411" meta:character-count="1949" meta:non-whitespace-character-count="1560"/>
  </office:meta>
</office:document-meta>
</file>